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0283cb" officeooo:paragraph-rsid="000283cb" style:font-size-asian="31.5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bold" officeooo:rsid="000283cb" officeooo:paragraph-rsid="000283cb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3d73" fo:font-size="18pt" fo:font-style="italic" style:text-underline-style="none" fo:font-weight="bold" officeooo:rsid="000283cb" officeooo:paragraph-rsid="000283cb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66f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:2<text:span text:style-name="T1"> <text:tab/><text:tab/></text:span>FCFS AND <text:span text:style-name="T2">S</text:span>J<text:span text:style-name="T2">F</text:span></text:p>
      <text:p text:style-name="P1">CPU SCHEDULING</text:p>
      <text:p text:style-name="P2">-S.Vishakan CSE-C 18 5001 196</text:p>
      <text:p text:style-name="P3"/>
      <text:p text:style-name="P4">Source Code:</text:p>
      <text:p text:style-name="P4"/>
      <text:p text:style-name="P5">#include &lt;stdio.h&gt;</text:p>
      <text:p text:style-name="P5">#include &lt;string.h&gt;</text:p>
      <text:p text:style-name="P5">#include &lt;stdlib.h&gt;</text:p>
      <text:p text:style-name="P5"/>
      <text:p text:style-name="P5">typedef struct{</text:p>
      <text:p text:style-name="P5"><text:tab/>char pid[10];<text:tab/><text:tab/>//process<text:tab/><text:tab/><text:tab/>ID</text:p>
      <text:p text:style-name="P5"><text:tab/>int arrtime;<text:tab/><text:tab/><text:tab/>//arrival<text:tab/><text:tab/><text:tab/>time</text:p>
      <text:p text:style-name="P5"><text:tab/>int bursttime;<text:tab/><text:tab/>//burst<text:tab/><text:tab/><text:tab/>time</text:p>
      <text:p text:style-name="P5"><text:tab/>int resptime;<text:tab/><text:tab/>//resp<text:tab/><text:tab/><text:tab/><text:tab/>time </text:p>
      <text:p text:style-name="P5"><text:tab/>int waittime;<text:tab/><text:tab/>//wait<text:tab/><text:tab/><text:tab/><text:tab/>time</text:p>
      <text:p text:style-name="P5"><text:tab/>int turntime;<text:tab/><text:tab/>//turnaround<text:tab/><text:tab/>time</text:p>
      <text:p text:style-name="P5"><text:tab/>int comptime;<text:tab/><text:tab/>//completion<text:tab/><text:tab/>time</text:p>
      <text:p text:style-name="P5"><text:tab/>int nextidle;<text:tab/><text:tab/><text:tab/>//idle time after completion</text:p>
      <text:p text:style-name="P5"><text:tab/>int bufftime;<text:tab/><text:tab/>//buffering <text:tab/><text:tab/>time for SJFP</text:p>
      <text:p text:style-name="P5"><text:tab/>int temptime;<text:tab/><text:tab/>//current comp.<text:tab/>time for SJFP</text:p>
      <text:p text:style-name="P5"><text:tab/>int status;<text:tab/><text:tab/><text:tab/>//completed <text:tab/><text:tab/>or not</text:p>
      <text:p text:style-name="P5">}pInfo;</text:p>
      <text:p text:style-name="P5"/>
      <text:p text:style-name="P5"/>
      <text:p text:style-name="P5">pInfo<text:tab/>*processInput(int numprocess);</text:p>
      <text:p text:style-name="P5">pInfo<text:tab/>*processArrivalSort(pInfo *process, int numprocess);</text:p>
      <text:p text:style-name="P5">void<text:tab/>processPrinter(pInfo *process, int numprocess);</text:p>
      <text:p text:style-name="P5">pInfo<text:tab/>*schedulerFCFS(pInfo *process, int numprocess);</text:p>
      <text:p text:style-name="P5">pInfo<text:tab/>*schedulerSJFP(pInfo *process, int numprocess);</text:p>
      <text:p text:style-name="P5">pInfo<text:tab/>*schedulerSJFNP(pInfo *process, int numprocess);</text:p>
      <text:p text:style-name="P5">int<text:tab/><text:tab/>statusCheck(pInfo *process, int numprocess);</text:p>
      <text:p text:style-name="P5">void<text:tab/>chartPrinter(pInfo *process, int numprocess);</text:p>
      <text:p text:style-name="P5">void<text:tab/>chartGantt(pInfo *process, int numprocess);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nt<text:tab/>main(void){</text:p>
      <text:p text:style-name="P5"><text:tab/>int i,numprocess,opt=1,p=0;</text:p>
      <text:p text:style-name="P5"/>
      <text:p text:style-name="P5"><text:tab/>while(opt != 0){</text:p>
      <text:p text:style-name="P5"><text:tab/><text:tab/>printf("\n\t\tCPU SCHEDULING ALGORITHMS\n");</text:p>
      <text:p text:style-name="P5"><text:tab/><text:tab/>printf("\n\t1. FCFS\n\t2. SJF\n\t0. EXIT\n\tYour Option -&gt; ");</text:p>
      <text:p text:style-name="P5"><text:tab/><text:tab/>scanf("%d",&amp;opt);</text:p>
      <text:p text:style-name="P5"/>
      <text:p text:style-name="P5"><text:tab/><text:tab/>if(opt == 1){</text:p>
      <text:p text:style-name="P5"><text:tab/><text:tab/><text:tab/>printf("\n\tFCFS CPU SCHEDULER\n");</text:p>
      <text:p text:style-name="P5"><text:tab/><text:tab/>}</text:p>
      <text:p text:style-name="P5"/>
      <text:p text:style-name="P5"><text:tab/><text:tab/>else if(opt == 2){</text:p>
      <text:p text:style-name="P5"><text:tab/><text:tab/><text:tab/>printf("\n\tSJF CPU SCHEDULER\n");</text:p>
      <text:p text:style-name="P5"><text:tab/><text:tab/><text:tab/>printf("\t1. PREEMPTIVE\n\t2. NON-PREEMPTIVE\n\tYour Option -&gt; ");</text:p>
      <text:p text:style-name="P5"><text:tab/><text:tab/><text:tab/>scanf("%d",&amp;p);</text:p>
      <text:p text:style-name="P5"><text:tab/><text:tab/><text:tab/>while(p&gt;2 || p&lt;=0){</text:p>
      <text:p text:style-name="P5"><text:tab/><text:tab/><text:tab/><text:tab/>printf("\n\tInvalid Option!\n");</text:p>
      <text:p text:style-name="P5"><text:tab/><text:tab/><text:tab/><text:tab/>printf("\t1. PREEMPTIVE\n\t2. NON-PREEMPTIVE\n\tYour Option -&gt; ");</text:p>
      <text:p text:style-name="P5"><text:tab/><text:tab/><text:tab/><text:tab/>scanf("%d",&amp;p);</text:p>
      <text:p text:style-name="P5"><text:tab/><text:tab/><text:tab/>}</text:p>
      <text:p text:style-name="P5"><text:tab/><text:tab/><text:tab/></text:p>
      <text:p text:style-name="P5"><text:tab/><text:tab/>}</text:p>
      <text:p text:style-name="P5"/>
      <text:p text:style-name="P5"><text:tab/><text:tab/>else if(opt == 0){</text:p>
      <text:p text:style-name="P5"><text:tab/><text:tab/><text:tab/>printf("\n\tThank You!\n");</text:p>
      <text:p text:style-name="P5"><text:tab/><text:tab/><text:tab/>return 0;</text:p>
      <text:p text:style-name="P5"><text:tab/><text:tab/>}</text:p>
      <text:p text:style-name="P5"/>
      <text:p text:style-name="P5"><text:tab/><text:tab/>else{</text:p>
      <text:p text:style-name="P5"><text:tab/><text:tab/><text:tab/>printf("\n\tInvalid Option!\n");</text:p>
      <text:p text:style-name="P5"><text:tab/><text:tab/><text:tab/>return 0;</text:p>
      <text:p text:style-name="P5"><text:tab/><text:tab/>}</text:p>
      <text:p text:style-name="P5"><text:tab/><text:tab/></text:p>
      <text:p text:style-name="P5"><text:tab/><text:tab/>printf("\nEnter the Number of Processes : ");</text:p>
      <text:p text:style-name="P5"><text:tab/><text:tab/>scanf("%d",&amp;numprocess);</text:p>
      <text:p text:style-name="P5"><text:tab/><text:tab/></text:p>
      <text:p text:style-name="P5"><text:tab/><text:tab/>pInfo *process;</text:p>
      <text:p text:style-name="P5"><text:tab/><text:tab/>process = (pInfo *)malloc(sizeof(pInfo)*numprocess);<text:tab/></text:p>
      <text:p text:style-name="P5"><text:tab/><text:tab/></text:p>
      <text:p text:style-name="P5"><text:tab/><text:tab/>process = processInput(numprocess);</text:p>
      <text:p text:style-name="P5"><text:tab/><text:tab/>process = processArrivalSort(process, numprocess);<text:tab/></text:p>
      <text:p text:style-name="P5"><text:tab/><text:tab/></text:p>
      <text:p text:style-name="P5"><text:soft-page-break/><text:tab/><text:tab/>if(opt == 1){</text:p>
      <text:p text:style-name="P5"><text:tab/><text:tab/><text:tab/>process = schedulerFCFS(process, numprocess);</text:p>
      <text:p text:style-name="P5"><text:tab/><text:tab/><text:tab/>chartGantt(process, numprocess);</text:p>
      <text:p text:style-name="P5"><text:tab/><text:tab/>}</text:p>
      <text:p text:style-name="P5"/>
      <text:p text:style-name="P5"><text:tab/><text:tab/>else if(opt == 2 &amp;&amp; p == 1){</text:p>
      <text:p text:style-name="P5"><text:tab/><text:tab/><text:tab/>process = schedulerSJFP(process, numprocess);</text:p>
      <text:p text:style-name="P5"><text:tab/><text:tab/>}</text:p>
      <text:p text:style-name="P5"/>
      <text:p text:style-name="P5"><text:tab/><text:tab/>else if(opt == 2 &amp;&amp; p == 2){</text:p>
      <text:p text:style-name="P5"><text:tab/><text:tab/><text:tab/>process = schedulerSJFNP(process, numprocess);</text:p>
      <text:p text:style-name="P5"><text:tab/><text:tab/><text:tab/>chartGantt(process,numprocess);</text:p>
      <text:p text:style-name="P5"><text:tab/><text:tab/>}</text:p>
      <text:p text:style-name="P5"/>
      <text:p text:style-name="P5"><text:tab/><text:tab/>else{</text:p>
      <text:p text:style-name="P5"><text:tab/><text:tab/><text:tab/>return 0;</text:p>
      <text:p text:style-name="P5"><text:tab/><text:tab/>}<text:tab/><text:tab/></text:p>
      <text:p text:style-name="P5"><text:tab/><text:tab/></text:p>
      <text:p text:style-name="P5"><text:tab/><text:tab/>chartPrinter(process,numprocess);</text:p>
      <text:p text:style-name="P5"/>
      <text:p text:style-name="P5"><text:tab/>}</text:p>
      <text:p text:style-name="P5"/>
      <text:p text:style-name="P5"/>
      <text:p text:style-name="P5"><text:tab/>return 0;</text:p>
      <text:p text:style-name="P5">}</text:p>
      <text:p text:style-name="P5"/>
      <text:p text:style-name="P5"/>
      <text:p text:style-name="P5">pInfo <text:tab/>*processInput(int numprocess){</text:p>
      <text:p text:style-name="P5"><text:tab/>pInfo *process;</text:p>
      <text:p text:style-name="P5"><text:tab/>process = (pInfo *)malloc(sizeof(pInfo)*numprocess);</text:p>
      <text:p text:style-name="P5"><text:tab/>int i=0;</text:p>
      <text:p text:style-name="P5"/>
      <text:p text:style-name="P5"><text:tab/>while(i&lt;numprocess){</text:p>
      <text:p text:style-name="P5"><text:tab/><text:tab/>printf("\nEnter the Process ID: ");</text:p>
      <text:p text:style-name="P5"><text:tab/><text:tab/>scanf("%s",process[i].pid);</text:p>
      <text:p text:style-name="P5"><text:tab/><text:tab/>printf("\nEnter the Arrival Time of %s: ",process[i].pid);</text:p>
      <text:p text:style-name="P5"><text:tab/><text:tab/>scanf("%d",&amp;process[i].arrtime);</text:p>
      <text:p text:style-name="P5"><text:tab/><text:tab/>printf("\nEnter the CPU Burst Time of %s: ",process[i].pid);</text:p>
      <text:p text:style-name="P5"><text:tab/><text:tab/>scanf("%d",&amp;process[i].bursttime);</text:p>
      <text:p text:style-name="P5"><text:tab/><text:tab/>process[i].waittime = 0;</text:p>
      <text:p text:style-name="P5"><text:tab/><text:tab/>process[i].resptime = 0;</text:p>
      <text:p text:style-name="P5"><text:tab/><text:tab/>process[i].turntime = 0;</text:p>
      <text:p text:style-name="P5"><text:tab/><text:tab/>process[i].nextidle = 0;</text:p>
      <text:p text:style-name="P5"><text:tab/><text:tab/>process[i].status = 0;</text:p>
      <text:p text:style-name="P5"><text:tab/><text:tab/>process[i].comptime = 0;</text:p>
      <text:p text:style-name="P5"><text:soft-page-break/><text:tab/><text:tab/>process[i].bufftime = 0;</text:p>
      <text:p text:style-name="P5"><text:tab/><text:tab/>process[i].temptime = 0;</text:p>
      <text:p text:style-name="P5"><text:tab/><text:tab/>++i;</text:p>
      <text:p text:style-name="P5"><text:tab/><text:tab/></text:p>
      <text:p text:style-name="P5"><text:tab/>}</text:p>
      <text:p text:style-name="P5"><text:tab/>return process;</text:p>
      <text:p text:style-name="P5">}</text:p>
      <text:p text:style-name="P5"/>
      <text:p text:style-name="P5">pInfo *processArrivalSort(pInfo *process, int numprocess){</text:p>
      <text:p text:style-name="P5"><text:tab/>pInfo proctemp;</text:p>
      <text:p text:style-name="P5"><text:tab/>int i=0,j=0,temp=0;</text:p>
      <text:p text:style-name="P5"/>
      <text:p text:style-name="P5"/>
      <text:p text:style-name="P5"><text:tab/>for(i=0;i&lt;numprocess;++i){</text:p>
      <text:p text:style-name="P5"><text:tab/><text:tab/>temp = i;</text:p>
      <text:p text:style-name="P5"><text:tab/><text:tab/>for(j=i+1;j&lt;numprocess;++j){</text:p>
      <text:p text:style-name="P5"><text:tab/><text:tab/><text:tab/>if(process[temp].arrtime &gt; process[j].arrtime){</text:p>
      <text:p text:style-name="P5"><text:tab/><text:tab/><text:tab/><text:tab/>temp = j;</text:p>
      <text:p text:style-name="P5"><text:tab/><text:tab/><text:tab/>}</text:p>
      <text:p text:style-name="P5"><text:tab/><text:tab/>proctemp = process[i];</text:p>
      <text:p text:style-name="P5"><text:tab/><text:tab/>process[i] = process[temp];</text:p>
      <text:p text:style-name="P5"><text:tab/><text:tab/>process[temp] = proctemp;</text:p>
      <text:p text:style-name="P5"><text:tab/><text:tab/>}</text:p>
      <text:p text:style-name="P5"><text:tab/>}</text:p>
      <text:p text:style-name="P5"><text:tab/>return process;</text:p>
      <text:p text:style-name="P5">}</text:p>
      <text:p text:style-name="P5"/>
      <text:p text:style-name="P5">void processPrinter(pInfo *process, int numprocess){</text:p>
      <text:p text:style-name="P5"><text:tab/>int i = 0;</text:p>
      <text:p text:style-name="P5"><text:tab/>printf("\nProcesses Currently In : \n\n");</text:p>
      <text:p text:style-name="P5"><text:tab/>while(i&lt;numprocess){</text:p>
      <text:p text:style-name="P5"><text:tab/><text:tab/>printf("\nProcess ID <text:tab/>: %s",process[i].pid);</text:p>
      <text:p text:style-name="P5"><text:tab/><text:tab/>printf("\nArrival Time <text:tab/>: %d",process[i].arrtime);</text:p>
      <text:p text:style-name="P5"><text:tab/><text:tab/>printf("\nBurst Time <text:tab/>: %d",process[i].bursttime);</text:p>
      <text:p text:style-name="P5"><text:tab/><text:tab/>printf("\nIdle Time <text:tab/>: %d",process[i].nextidle);</text:p>
      <text:p text:style-name="P5"><text:tab/><text:tab/>printf("\n");</text:p>
      <text:p text:style-name="P5"><text:tab/><text:tab/>++i;</text:p>
      <text:p text:style-name="P5"><text:tab/>}</text:p>
      <text:p text:style-name="P5"><text:tab/>printf("\n");</text:p>
      <text:p text:style-name="P5"><text:tab/>return;</text:p>
      <text:p text:style-name="P5">}</text:p>
      <text:p text:style-name="P5"/>
      <text:p text:style-name="P5">void chartPrinter(pInfo *process, int numprocess){</text:p>
      <text:p text:style-name="P5"><text:tab/>int i=0;</text:p>
      <text:p text:style-name="P5"><text:tab/>float avgwait=0, avgresponse=0;</text:p>
      <text:p text:style-name="P5"><text:soft-page-break/></text:p>
      <text:p text:style-name="P5"><text:tab/>printf("\n---------------------------------------------------------------------\n");</text:p>
      <text:p text:style-name="P5"><text:tab/>printf("| %5s | %7s | %7s | %7s | %7s | %7s | %7s |", "P. ID", "A. Time", "B. Time", "C. Time", "T. Time", "W. Time", "R. Time");<text:tab/></text:p>
      <text:p text:style-name="P5"><text:tab/>printf("\n---------------------------------------------------------------------\n");</text:p>
      <text:p text:style-name="P5"><text:tab/></text:p>
      <text:p text:style-name="P5"><text:tab/>while(i&lt;numprocess){</text:p>
      <text:p text:style-name="P5"><text:tab/><text:tab/>avgwait += process[i].waittime;</text:p>
      <text:p text:style-name="P5"><text:tab/><text:tab/>avgresponse += process[i].resptime;</text:p>
      <text:p text:style-name="P5"><text:tab/><text:tab/>printf("| %-5s | %-7d | %-7d | %-7d | %-7d | %-7d | %-7d |\n",process[i].pid, process[i].arrtime, process[i].bursttime, process[i].comptime, process[i].turntime, process[i].waittime, process[i].resptime);</text:p>
      <text:p text:style-name="P5"/>
      <text:p text:style-name="P5"><text:tab/><text:tab/>++i;</text:p>
      <text:p text:style-name="P5"><text:tab/>}</text:p>
      <text:p text:style-name="P5"/>
      <text:p text:style-name="P5"><text:tab/>avgwait/=numprocess;</text:p>
      <text:p text:style-name="P5"><text:tab/>avgresponse/=numprocess;</text:p>
      <text:p text:style-name="P5"><text:tab/></text:p>
      <text:p text:style-name="P5"><text:tab/>printf("---------------------------------------------------------------------\n");</text:p>
      <text:p text:style-name="P5"><text:tab/>printf("\nAverage Waiting Time<text:tab/>:<text:tab/>%.2f\nAverage Response Time<text:tab/>:<text:tab/>%.2f",avgwait, avgresponse);</text:p>
      <text:p text:style-name="P5"><text:tab/>printf("\n---------------------------------------------------------------------\n");</text:p>
      <text:p text:style-name="P5"/>
      <text:p text:style-name="P5"><text:tab/>return;</text:p>
      <text:p text:style-name="P5">}</text:p>
      <text:p text:style-name="P5"/>
      <text:p text:style-name="P5">void chartGantt(pInfo *process, int numprocess){</text:p>
      <text:p text:style-name="P5"><text:tab/>int i = 0, numidles = 0, n = 0;</text:p>
      <text:p text:style-name="P5"/>
      <text:p text:style-name="P5"><text:tab/>printf("\nGantt Chart:\n");</text:p>
      <text:p text:style-name="P5"/>
      <text:p text:style-name="P5"><text:tab/>for(i=0;i&lt;numprocess;++i){</text:p>
      <text:p text:style-name="P5"><text:tab/><text:tab/>if(process[i].nextidle !=0)</text:p>
      <text:p text:style-name="P5"><text:tab/><text:tab/><text:tab/>++numidles;</text:p>
      <text:p text:style-name="P5"><text:tab/>}</text:p>
      <text:p text:style-name="P5"><text:tab/></text:p>
      <text:p text:style-name="P5"><text:tab/>n = numprocess + numidles;</text:p>
      <text:p text:style-name="P5"><text:tab/></text:p>
      <text:p text:style-name="P5"><text:tab/>if(process[0].arrtime != 0)<text:tab/><text:tab/>//accounting for init idle time, if any</text:p>
      <text:p text:style-name="P5"><text:tab/><text:tab/>++n;</text:p>
      <text:p text:style-name="P5"/>
      <text:p text:style-name="P5"><text:tab/>for(i=0;i&lt;n;++i)</text:p>
      <text:p text:style-name="P5"><text:tab/><text:tab/>printf("--------");</text:p>
      <text:p text:style-name="P5"/>
      <text:p text:style-name="P5"><text:soft-page-break/><text:tab/>printf("\n|");</text:p>
      <text:p text:style-name="P5"/>
      <text:p text:style-name="P5"><text:tab/>if(process[0].arrtime != 0)</text:p>
      <text:p text:style-name="P5"><text:tab/><text:tab/>printf(" %-5s |","IDLE");</text:p>
      <text:p text:style-name="P5"><text:tab/></text:p>
      <text:p text:style-name="P5"><text:tab/>for(i=0;i&lt;numprocess;++i){</text:p>
      <text:p text:style-name="P5"><text:tab/><text:tab/></text:p>
      <text:p text:style-name="P5"><text:tab/><text:tab/>printf(" %-5s |",process[i].pid);</text:p>
      <text:p text:style-name="P5"/>
      <text:p text:style-name="P5"><text:tab/><text:tab/>if(process[i].nextidle != 0){</text:p>
      <text:p text:style-name="P5"><text:tab/><text:tab/><text:tab/>printf(" %-5s |","IDLE");</text:p>
      <text:p text:style-name="P5"><text:tab/><text:tab/>}</text:p>
      <text:p text:style-name="P5"><text:tab/>}</text:p>
      <text:p text:style-name="P5"/>
      <text:p text:style-name="P5"><text:tab/>printf("\n");</text:p>
      <text:p text:style-name="P5"/>
      <text:p text:style-name="P5"><text:tab/>for(i=0;i&lt;n;++i)</text:p>
      <text:p text:style-name="P5"><text:tab/><text:tab/>printf("--------");</text:p>
      <text:p text:style-name="P5"><text:tab/></text:p>
      <text:p text:style-name="P5"><text:tab/></text:p>
      <text:p text:style-name="P5"><text:tab/>if(process[0].arrtime != 0)</text:p>
      <text:p text:style-name="P5"><text:tab/><text:tab/>printf("\n%-5d\t",0);</text:p>
      <text:p text:style-name="P5"><text:tab/>else</text:p>
      <text:p text:style-name="P5"><text:tab/><text:tab/>printf("\n");</text:p>
      <text:p text:style-name="P5"><text:tab/></text:p>
      <text:p text:style-name="P5"><text:tab/>printf("%-5d\t",process[0].arrtime - process[i].waittime);</text:p>
      <text:p text:style-name="P5"/>
      <text:p text:style-name="P5"><text:tab/>for(i=0;i&lt;numprocess;++i){</text:p>
      <text:p text:style-name="P5"><text:tab/><text:tab/>printf("%-5d\t",process[i].comptime);</text:p>
      <text:p text:style-name="P5"/>
      <text:p text:style-name="P5"><text:tab/><text:tab/>if(process[i].nextidle != 0){</text:p>
      <text:p text:style-name="P5"><text:tab/><text:tab/><text:tab/>printf(" %-5d <text:s/>",process[i].comptime + process[i].nextidle);</text:p>
      <text:p text:style-name="P5"><text:tab/><text:tab/>}</text:p>
      <text:p text:style-name="P5"><text:tab/>}</text:p>
      <text:p text:style-name="P5"><text:tab/>printf("\n");</text:p>
      <text:p text:style-name="P5">}</text:p>
      <text:p text:style-name="P5"/>
      <text:p text:style-name="P5">pInfo *schedulerFCFS(pInfo *process, int numprocess){</text:p>
      <text:p text:style-name="P5"><text:tab/>int i = 0, currentwait = process[0].arrtime, idletime = 0;</text:p>
      <text:p text:style-name="P5"><text:tab/></text:p>
      <text:p text:style-name="P5"><text:tab/>while(i&lt;numprocess){</text:p>
      <text:p text:style-name="P5"><text:tab/><text:tab/>process[i].waittime = currentwait - process[i].arrtime + idletime;</text:p>
      <text:p text:style-name="P5"><text:tab/><text:tab/>process[i].resptime = process[i].waittime;</text:p>
      <text:p text:style-name="P5"><text:tab/><text:tab/>process[i].comptime = currentwait + process[i].bursttime + idletime;</text:p>
      <text:p text:style-name="P5"><text:tab/><text:tab/>process[i].turntime = process[i].comptime - process[i].arrtime;</text:p>
      <text:p text:style-name="P5"><text:soft-page-break/><text:tab/><text:tab/>currentwait += process[i].bursttime;</text:p>
      <text:p text:style-name="P5"><text:tab/><text:tab/></text:p>
      <text:p text:style-name="P5"><text:tab/><text:tab/>if(i+1&lt;numprocess &amp;&amp; process[i+1].arrtime &gt; currentwait){</text:p>
      <text:p text:style-name="P5"><text:tab/><text:tab/><text:tab/>idletime = process[i+1].arrtime - currentwait;</text:p>
      <text:p text:style-name="P5"><text:tab/><text:tab/><text:tab/>process[i].nextidle = idletime;<text:tab/>//indicates the amt of idletime after process[i]</text:p>
      <text:p text:style-name="P5"><text:tab/><text:tab/>}</text:p>
      <text:p text:style-name="P5"><text:tab/><text:tab/>else{</text:p>
      <text:p text:style-name="P5"><text:tab/><text:tab/><text:tab/>idletime = 0;</text:p>
      <text:p text:style-name="P5"><text:tab/><text:tab/>}</text:p>
      <text:p text:style-name="P5"/>
      <text:p text:style-name="P5"><text:tab/><text:tab/>++i;</text:p>
      <text:p text:style-name="P5"><text:tab/>}</text:p>
      <text:p text:style-name="P5"/>
      <text:p text:style-name="P5"><text:tab/>return process;</text:p>
      <text:p text:style-name="P5">}</text:p>
      <text:p text:style-name="P5"/>
      <text:p text:style-name="P5">pInfo *schedulerSJFNP(pInfo *process, int numprocess){</text:p>
      <text:p text:style-name="P5"><text:tab/>int i = 0, currentwait = process[0].arrtime, idletime = 0, j = 0, nextproc = 0, iter = 1;</text:p>
      <text:p text:style-name="P5"><text:tab/>pInfo temp;</text:p>
      <text:p text:style-name="P5"/>
      <text:p text:style-name="P5"><text:tab/>while(i&lt;numprocess){</text:p>
      <text:p text:style-name="P5"><text:tab/><text:tab/>//++iter;<text:tab/>//keeping no. of iterations in check</text:p>
      <text:p text:style-name="P5"><text:tab/><text:tab/>process[i].waittime = currentwait - process[i].arrtime + idletime;</text:p>
      <text:p text:style-name="P5"><text:tab/><text:tab/>process[i].resptime = process[i].waittime;</text:p>
      <text:p text:style-name="P5"><text:tab/><text:tab/>//printf("\n%s %d %d %d",process[i].pid, currentwait, idletime, process[i].bursttime);</text:p>
      <text:p text:style-name="P5"><text:tab/><text:tab/>process[i].comptime = currentwait + process[i].bursttime + idletime;</text:p>
      <text:p text:style-name="P5"><text:tab/><text:tab/>process[i].turntime = process[i].comptime - process[i].arrtime;</text:p>
      <text:p text:style-name="P5"><text:tab/><text:tab/>process[i].status = 1;<text:tab/><text:tab/>//indicates process completion</text:p>
      <text:p text:style-name="P5"><text:tab/><text:tab/></text:p>
      <text:p text:style-name="P5"><text:tab/><text:tab/>currentwait = process[i].comptime;</text:p>
      <text:p text:style-name="P5"><text:tab/><text:tab/>nextproc = i;</text:p>
      <text:p text:style-name="P5"><text:tab/><text:tab/></text:p>
      <text:p text:style-name="P5"><text:tab/><text:tab/>for(j=0;j&lt;numprocess;j++){<text:tab/><text:tab/>//finding the next process</text:p>
      <text:p text:style-name="P5"><text:tab/><text:tab/><text:tab/>if(process[j].status == 0){</text:p>
      <text:p text:style-name="P5"><text:tab/><text:tab/><text:tab/><text:tab/>if(process[j].arrtime &lt;= process[i].comptime){</text:p>
      <text:p text:style-name="P5"><text:tab/><text:tab/><text:tab/><text:tab/><text:tab/>if(nextproc == i)</text:p>
      <text:p text:style-name="P5"><text:tab/><text:tab/><text:tab/><text:tab/><text:tab/><text:tab/>nextproc = j;</text:p>
      <text:p text:style-name="P5"><text:tab/><text:tab/><text:tab/><text:tab/><text:tab/>else{</text:p>
      <text:p text:style-name="P5"><text:tab/><text:tab/><text:tab/><text:tab/><text:tab/><text:tab/>if(process[j].bursttime &lt; process[nextproc].bursttime)</text:p>
      <text:p text:style-name="P5"><text:tab/><text:tab/><text:tab/><text:tab/><text:tab/><text:tab/><text:tab/>nextproc = j;</text:p>
      <text:p text:style-name="P5"><text:tab/><text:tab/><text:tab/><text:tab/><text:tab/>}</text:p>
      <text:p text:style-name="P5"><text:soft-page-break/><text:tab/><text:tab/><text:tab/><text:tab/><text:tab/></text:p>
      <text:p text:style-name="P5"><text:tab/><text:tab/><text:tab/><text:tab/>}</text:p>
      <text:p text:style-name="P5"><text:tab/><text:tab/><text:tab/>}<text:tab/></text:p>
      <text:p text:style-name="P5"><text:tab/><text:tab/>}</text:p>
      <text:p text:style-name="P5"><text:tab/><text:tab/></text:p>
      <text:p text:style-name="P5"><text:tab/><text:tab/>idletime = 0;<text:tab/><text:tab/><text:tab/>//setting default idletime = 0</text:p>
      <text:p text:style-name="P5"/>
      <text:p text:style-name="P5"><text:tab/><text:tab/>if(nextproc == i)<text:tab/><text:tab/>//if nextproc is unchanged</text:p>
      <text:p text:style-name="P5"><text:tab/><text:tab/><text:tab/>nextproc+=1;</text:p>
      <text:p text:style-name="P5"/>
      <text:p text:style-name="P5"><text:tab/><text:tab/>if(i+1&lt;numprocess){</text:p>
      <text:p text:style-name="P5"><text:tab/><text:tab/><text:tab/>temp = process[i+1];<text:tab/><text:tab/>//swapping the nextproc with i+1 to follow order</text:p>
      <text:p text:style-name="P5"><text:tab/><text:tab/><text:tab/>process[i+1] = process[nextproc];</text:p>
      <text:p text:style-name="P5"><text:tab/><text:tab/><text:tab/>process[nextproc] = temp;</text:p>
      <text:p text:style-name="P5"><text:tab/><text:tab/><text:tab/>//printf("\nPID : %s <text:s/>i Val : %d",process[i+1].pid, i+1);</text:p>
      <text:p text:style-name="P5"/>
      <text:p text:style-name="P5"><text:tab/><text:tab/><text:tab/>if(process[i+1].arrtime &gt; currentwait){<text:tab/><text:tab/>//finding idletime if any</text:p>
      <text:p text:style-name="P5"><text:tab/><text:tab/><text:tab/><text:tab/>idletime = process[i+1].arrtime - currentwait;</text:p>
      <text:p text:style-name="P5"><text:tab/><text:tab/><text:tab/><text:tab/>process[i].nextidle = idletime;<text:tab/>//indicates the amt of idletime after process[i]</text:p>
      <text:p text:style-name="P5"><text:tab/><text:tab/><text:tab/>}</text:p>
      <text:p text:style-name="P5"><text:tab/><text:tab/>}</text:p>
      <text:p text:style-name="P5"/>
      <text:p text:style-name="P5"><text:tab/><text:tab/>++i;</text:p>
      <text:p text:style-name="P5"><text:tab/>}</text:p>
      <text:p text:style-name="P5"><text:tab/></text:p>
      <text:p text:style-name="P5"/>
      <text:p text:style-name="P5"><text:tab/>return process;</text:p>
      <text:p text:style-name="P5">}</text:p>
      <text:p text:style-name="P5"/>
      <text:p text:style-name="P5">int statusChecker(pInfo *process, int numprocess){</text:p>
      <text:p text:style-name="P5"><text:tab/>int i = 0, min = 0, flag = -1;</text:p>
      <text:p text:style-name="P5"><text:tab/>while(i &lt; <text:s/>numprocess){</text:p>
      <text:p text:style-name="P5"><text:tab/><text:tab/>if(process[i].status == 1){</text:p>
      <text:p text:style-name="P5"><text:tab/><text:tab/><text:tab/>++i;</text:p>
      <text:p text:style-name="P5"><text:tab/><text:tab/><text:tab/>continue;</text:p>
      <text:p text:style-name="P5"><text:tab/><text:tab/>}</text:p>
      <text:p text:style-name="P5"><text:tab/><text:tab/><text:tab/></text:p>
      <text:p text:style-name="P5"><text:tab/><text:tab/>else{</text:p>
      <text:p text:style-name="P5"><text:tab/><text:tab/><text:tab/>flag = i;</text:p>
      <text:p text:style-name="P5"><text:tab/><text:tab/><text:tab/>break;</text:p>
      <text:p text:style-name="P5"><text:tab/><text:tab/>}</text:p>
      <text:p text:style-name="P5"><text:tab/><text:tab/>++i;</text:p>
      <text:p text:style-name="P5"><text:soft-page-break/><text:tab/>}</text:p>
      <text:p text:style-name="P5"/>
      <text:p text:style-name="P5"><text:tab/>if(flag == -1)<text:tab/><text:tab/>//returning -1 if all processes are complete.</text:p>
      <text:p text:style-name="P5"><text:tab/><text:tab/>return -1;</text:p>
      <text:p text:style-name="P5"/>
      <text:p text:style-name="P5"><text:tab/>i = min + 1;</text:p>
      <text:p text:style-name="P5"><text:tab/>min = flag;</text:p>
      <text:p text:style-name="P5"/>
      <text:p text:style-name="P5"><text:tab/>while(process[i].status == 0 &amp;&amp; i &lt; numprocess){</text:p>
      <text:p text:style-name="P5"><text:tab/><text:tab/>if(process[i].bursttime &lt; process[min].bursttime){</text:p>
      <text:p text:style-name="P5"><text:tab/><text:tab/><text:tab/>min = i;</text:p>
      <text:p text:style-name="P5"><text:tab/><text:tab/>}</text:p>
      <text:p text:style-name="P5"><text:tab/><text:tab/>++i;</text:p>
      <text:p text:style-name="P5"><text:tab/>}</text:p>
      <text:p text:style-name="P5"><text:tab/></text:p>
      <text:p text:style-name="P5"><text:tab/>return min;<text:tab/><text:tab/>//returning the minimum burst time unfinished process</text:p>
      <text:p text:style-name="P5"><text:tab/></text:p>
      <text:p text:style-name="P5">}</text:p>
      <text:p text:style-name="P5"/>
      <text:p text:style-name="P5">pInfo *schedulerSJFP(pInfo *process, int numprocess){</text:p>
      <text:p text:style-name="P5"><text:tab/>int i = 0, currentwait = process[0].arrtime, idletime = 0;</text:p>
      <text:p text:style-name="P5"><text:tab/>int curtime = 0, nextjob = 0, j = 0, jobsdone = 0, job = 0, prevjob = 0;</text:p>
      <text:p text:style-name="P5"><text:tab/>pInfo *queue, temp;<text:tab/>//queue for Gantt Chart</text:p>
      <text:p text:style-name="P5"><text:tab/>queue = (pInfo *)malloc(sizeof(pInfo)*100);</text:p>
      <text:p text:style-name="P5"><text:tab/></text:p>
      <text:p text:style-name="P5"/>
      <text:p text:style-name="P5"><text:tab/>while(statusChecker(process, numprocess) != -1){<text:tab/><text:tab/>//checking if all jobs are complete</text:p>
      <text:p text:style-name="P5"><text:tab/><text:tab/>job = nextjob;</text:p>
      <text:p text:style-name="P5"><text:tab/><text:tab/>int etime = process[job].bursttime + process[job].arrtime;</text:p>
      <text:p text:style-name="P5"><text:tab/><text:tab/>nextjob = -1;</text:p>
      <text:p text:style-name="P5"/>
      <text:p text:style-name="P5"><text:tab/><text:tab/>//finding jobs that might trigger pre-empt</text:p>
      <text:p text:style-name="P5"><text:tab/><text:tab/>for(j=job+1;(process[j].arrtime &lt; etime) &amp;&amp; (j &lt; numprocess) &amp;&amp; (j!=job);j = (j+1)%numprocess){<text:tab/></text:p>
      <text:p text:style-name="P5"><text:tab/><text:tab/><text:tab/>int temp = process[j].arrtime + process[j].bursttime;</text:p>
      <text:p text:style-name="P5"><text:tab/><text:tab/><text:tab/>if(process[j].status == 1 || j == job)</text:p>
      <text:p text:style-name="P5"><text:tab/><text:tab/><text:tab/><text:tab/>continue;</text:p>
      <text:p text:style-name="P5"><text:tab/><text:tab/><text:tab/>if(nextjob == -1 &amp;&amp; temp &lt;= etime)</text:p>
      <text:p text:style-name="P5"><text:tab/><text:tab/><text:tab/><text:tab/>nextjob = j;</text:p>
      <text:p text:style-name="P5"><text:tab/><text:tab/><text:tab/></text:p>
      <text:p text:style-name="P5"><text:tab/><text:tab/><text:tab/>else if(temp &lt;= process[nextjob].bursttime + process[nextjob].arrtime)</text:p>
      <text:p text:style-name="P5"><text:tab/><text:tab/><text:tab/><text:tab/>if(process[j].bursttime &lt; process[nextjob].bursttime)<text:tab/>//Shorter Job First</text:p>
      <text:p text:style-name="P5"><text:soft-page-break/><text:tab/><text:tab/><text:tab/><text:tab/><text:tab/>nextjob = j;</text:p>
      <text:p text:style-name="P5"><text:tab/><text:tab/><text:tab/><text:tab/>else</text:p>
      <text:p text:style-name="P5"><text:tab/><text:tab/><text:tab/><text:tab/><text:tab/>continue;</text:p>
      <text:p text:style-name="P5"><text:tab/><text:tab/>}</text:p>
      <text:p text:style-name="P5"/>
      <text:p text:style-name="P5"/>
      <text:p text:style-name="P5"><text:tab/><text:tab/>if(nextjob == -1){<text:tab/><text:tab/>//if there's no job to pre-empt</text:p>
      <text:p text:style-name="P5"><text:tab/><text:tab/><text:tab/>if(process[job].bufftime == 0){<text:tab/><text:tab/>//if the process is hasn't been pre-empted before</text:p>
      <text:p text:style-name="P5"><text:tab/><text:tab/><text:tab/><text:tab/>process[job].resptime = currentwait - process[job].arrtime + idletime;</text:p>
      <text:p text:style-name="P5"><text:tab/><text:tab/><text:tab/><text:tab/>process[job].comptime = currentwait + process[job].bursttime + idletime;</text:p>
      <text:p text:style-name="P5"><text:tab/><text:tab/><text:tab/><text:tab/></text:p>
      <text:p text:style-name="P5"><text:tab/><text:tab/><text:tab/>}</text:p>
      <text:p text:style-name="P5"><text:tab/><text:tab/><text:tab/>else{</text:p>
      <text:p text:style-name="P5"><text:tab/><text:tab/><text:tab/><text:tab/>process[job].comptime = -process[job].comptime;</text:p>
      <text:p text:style-name="P5"><text:tab/><text:tab/><text:tab/><text:tab/>process[job].comptime += (2* process[prevjob].comptime - process[job].arrtime);</text:p>
      <text:p text:style-name="P5"/>
      <text:p text:style-name="P5"><text:tab/><text:tab/><text:tab/>}</text:p>
      <text:p text:style-name="P5"/>
      <text:p text:style-name="P5"><text:tab/><text:tab/><text:tab/>process[job].waittime += (currentwait - process[job].arrtime + idletime - 2*process[job].waittime);</text:p>
      <text:p text:style-name="P5"><text:tab/><text:tab/><text:tab/>process[job].status = 1;</text:p>
      <text:p text:style-name="P5"><text:tab/><text:tab/><text:tab/>process[job].turntime = process[job].comptime - process[job].arrtime;</text:p>
      <text:p text:style-name="P5"><text:tab/><text:tab/><text:tab/>process[job].temptime = process[job].bursttime;</text:p>
      <text:p text:style-name="P5"><text:tab/><text:tab/><text:tab/>nextjob = statusChecker(process,numprocess);</text:p>
      <text:p text:style-name="P5"><text:tab/><text:tab/><text:tab/>currentwait += process[job].bursttime;</text:p>
      <text:p text:style-name="P5"><text:tab/><text:tab/><text:tab/>temp = process[job];</text:p>
      <text:p text:style-name="P5"><text:tab/><text:tab/><text:tab/></text:p>
      <text:p text:style-name="P5"><text:tab/><text:tab/>}</text:p>
      <text:p text:style-name="P5"/>
      <text:p text:style-name="P5"><text:tab/><text:tab/>else{<text:tab/><text:tab/><text:tab/>//pre-empt current job and queue next job</text:p>
      <text:p text:style-name="P5"><text:tab/><text:tab/><text:tab/>int stoptime = process[nextjob].arrtime;</text:p>
      <text:p text:style-name="P5"/>
      <text:p text:style-name="P5"><text:tab/><text:tab/><text:tab/>if(process[job].bufftime == 0){</text:p>
      <text:p text:style-name="P5"><text:tab/><text:tab/><text:tab/><text:tab/>process[job].resptime = currentwait - process[job].arrtime + idletime;</text:p>
      <text:p text:style-name="P5"><text:tab/><text:tab/><text:tab/><text:tab/>process[job].comptime = stoptime - currentwait;</text:p>
      <text:p text:style-name="P5"><text:tab/><text:tab/><text:tab/>}</text:p>
      <text:p text:style-name="P5"/>
      <text:p text:style-name="P5"><text:tab/><text:tab/><text:tab/>temp = process[job];</text:p>
      <text:p text:style-name="P5"><text:tab/><text:tab/><text:tab/>process[job].bufftime = process[job].bursttime - stoptime;</text:p>
      <text:p text:style-name="P5"><text:soft-page-break/></text:p>
      <text:p text:style-name="P5"><text:tab/><text:tab/><text:tab/>process[job].waittime = currentwait - process[job].arrtime + idletime;</text:p>
      <text:p text:style-name="P5"><text:tab/><text:tab/><text:tab/>process[job].turntime = process[job].comptime - process[job].arrtime;</text:p>
      <text:p text:style-name="P5"><text:tab/><text:tab/><text:tab/></text:p>
      <text:p text:style-name="P5"><text:tab/><text:tab/><text:tab/>process[job].temptime = process[nextjob].arrtime - currentwait;</text:p>
      <text:p text:style-name="P5"><text:tab/><text:tab/><text:tab/>temp.comptime = process[job].temptime + currentwait;</text:p>
      <text:p text:style-name="P5"><text:tab/><text:tab/><text:tab/>currentwait += process[job].temptime;</text:p>
      <text:p text:style-name="P5"><text:tab/><text:tab/>}</text:p>
      <text:p text:style-name="P5"/>
      <text:p text:style-name="P5"><text:tab/><text:tab/>if(process[nextjob].arrtime &gt; currentwait)<text:tab/>//finding idletime if any</text:p>
      <text:p text:style-name="P5"><text:tab/><text:tab/><text:tab/>idletime = process[nextjob].arrtime - currentwait;</text:p>
      <text:p text:style-name="P5"><text:tab/><text:tab/><text:tab/><text:tab/>//indicates the amt of idletime after process[i]</text:p>
      <text:p text:style-name="P5"><text:tab/><text:tab/>else</text:p>
      <text:p text:style-name="P5"><text:tab/><text:tab/><text:tab/>idletime = 0;</text:p>
      <text:p text:style-name="P5"/>
      <text:p text:style-name="P5"><text:tab/><text:tab/>process[job].nextidle = idletime;</text:p>
      <text:p text:style-name="P5"><text:tab/><text:tab/>temp.nextidle = idletime;</text:p>
      <text:p text:style-name="P5"><text:tab/><text:tab/>queue[i++] = temp;<text:tab/>//queueing for Gantt Chart</text:p>
      <text:p text:style-name="P5"><text:tab/><text:tab/>prevjob = job;</text:p>
      <text:p text:style-name="P5"/>
      <text:p text:style-name="P5"><text:tab/>}</text:p>
      <text:p text:style-name="P5"/>
      <text:p text:style-name="P5"><text:tab/>chartGantt(queue,i);</text:p>
      <text:p text:style-name="P5"><text:tab/>return process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/*</text:p>
      <text:p text:style-name="P6">OUTPUT:</text:p>
      <text:p text:style-name="P6"/>
      <text:p text:style-name="P6">(base) vishakan@Legion:~/Desktop/Operating-Systems/Ex3 FCFS &amp; SJF$ gcc Scheduler.c -o j</text:p>
      <text:p text:style-name="P6">(base) vishakan@Legion:~/Desktop/Operating-Systems/Ex3 FCFS &amp; SJF$ ./j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1</text:p>
      <text:p text:style-name="P6"/>
      <text:p text:style-name="P6"><text:s text:c="8"/>FCFS CPU SCHEDULER</text:p>
      <text:p text:style-name="P6"/>
      <text:p text:style-name="P6">Enter the Number of Processes : 3</text:p>
      <text:p text:style-name="P6"/>
      <text:p text:style-name="P6">Enter the Process ID: P1</text:p>
      <text:p text:style-name="P6"/>
      <text:p text:style-name="P6">Enter the Arrival Time of P1: 0</text:p>
      <text:p text:style-name="P6"/>
      <text:p text:style-name="P6">Enter the CPU Burst Time of P1: 3</text:p>
      <text:p text:style-name="P6"/>
      <text:p text:style-name="P6">Enter the Process ID: P2</text:p>
      <text:p text:style-name="P6"/>
      <text:p text:style-name="P6">Enter the Arrival Time of P2: 1</text:p>
      <text:p text:style-name="P6"/>
      <text:p text:style-name="P6">Enter the CPU Burst Time of P2: 2</text:p>
      <text:p text:style-name="P6"/>
      <text:p text:style-name="P6">Enter the Process ID: P3</text:p>
      <text:p text:style-name="P6"/>
      <text:p text:style-name="P6">Enter the Arrival Time of P3: 5</text:p>
      <text:p text:style-name="P6"/>
      <text:p text:style-name="P6">Enter the CPU Burst Time of P3: 6</text:p>
      <text:p text:style-name="P6"/>
      <text:p text:style-name="P6">Gantt Chart:</text:p>
      <text:p text:style-name="P6">------------------------</text:p>
      <text:p text:style-name="P6">| P1 <text:s text:c="3"/>| P2 <text:s text:c="3"/>| P3 <text:s text:c="3"/>|</text:p>
      <text:p text:style-name="P6">------------------------</text:p>
      <text:p text:style-name="P6">0 <text:s text:c="6"/>3 <text:s text:c="6"/>5 <text:s text:c="6"/>11 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</text:p>
      <text:p text:style-name="P7">| P1 <text:s text:c="3"/>| 0 <text:s text:c="6"/>| 3 <text:s text:c="6"/>| 3 <text:s text:c="6"/>| 3 <text:s text:c="6"/>| 0 <text:s text:c="6"/>| 0 <text:s text:c="6"/>|</text:p>
      <text:p text:style-name="P7">| P2 <text:s text:c="3"/>| 1 <text:s text:c="6"/>| 2 <text:s text:c="6"/>| 5 <text:s text:c="6"/>| 4 <text:s text:c="6"/>| 2 <text:s text:c="6"/>| 2 <text:s text:c="6"/>|</text:p>
      <text:p text:style-name="P7">| P3 <text:s text:c="3"/>| 5 <text:s text:c="6"/>| 6 <text:s text:c="6"/>| 11 <text:s text:c="4"/>| 6 <text:s text:c="6"/>| 0 <text:s text:c="6"/>| 0 <text:s text:c="6"/>|</text:p>
      <text:p text:style-name="P6">---------------------------------------------------------------------</text:p>
      <text:p text:style-name="P6"/>
      <text:p text:style-name="P6">Average Waiting Time <text:s text:c="3"/>: <text:s text:c="6"/>0.67</text:p>
      <text:p text:style-name="P6">Average Response Time <text:s text:c="2"/>: <text:s text:c="6"/>0.67</text:p>
      <text:p text:style-name="P6">---------------------------------------------------------------------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2</text:p>
      <text:p text:style-name="P6"/>
      <text:p text:style-name="P6"><text:s text:c="8"/>SJF CPU SCHEDULER</text:p>
      <text:p text:style-name="P6"><text:s text:c="8"/>1. PREEMPTIVE</text:p>
      <text:p text:style-name="P6"><text:s text:c="8"/>2. NON-PREEMPTIVE</text:p>
      <text:p text:style-name="P6"><text:s text:c="8"/>Your Option -&gt; 1</text:p>
      <text:p text:style-name="P6"/>
      <text:p text:style-name="P6">Enter the Number of Processes : 3</text:p>
      <text:p text:style-name="P6"/>
      <text:p text:style-name="P6">Enter the Process ID: P1</text:p>
      <text:p text:style-name="P6"/>
      <text:p text:style-name="P6">Enter the Arrival Time of P1: 0</text:p>
      <text:p text:style-name="P6"/>
      <text:p text:style-name="P6">Enter the CPU Burst Time of P1: 4</text:p>
      <text:p text:style-name="P6"/>
      <text:p text:style-name="P6">Enter the Process ID: P2</text:p>
      <text:p text:style-name="P6"/>
      <text:p text:style-name="P6">Enter the Arrival Time of P2: 3</text:p>
      <text:p text:style-name="P6"/>
      <text:p text:style-name="P6">Enter the CPU Burst Time of P2: 5</text:p>
      <text:p text:style-name="P6"/>
      <text:p text:style-name="P6">Enter the Process ID: P3</text:p>
      <text:p text:style-name="P6"/>
      <text:p text:style-name="P6">Enter the Arrival Time of P3: 4</text:p>
      <text:p text:style-name="P6"/>
      <text:p text:style-name="P6">Enter the CPU Burst Time of P3: 1</text:p>
      <text:p text:style-name="P6"/>
      <text:p text:style-name="P6"/>
      <text:p text:style-name="P6"/>
      <text:p text:style-name="P6"/>
      <text:p text:style-name="P6"><text:soft-page-break/>Gantt Chart:</text:p>
      <text:p text:style-name="P6">------------------------</text:p>
      <text:p text:style-name="P6">| P1 <text:s text:c="3"/>| P3 <text:s text:c="3"/>| P2 <text:s text:c="3"/>|</text:p>
      <text:p text:style-name="P6">------------------------</text:p>
      <text:p text:style-name="P6">0 <text:s text:c="6"/>4 <text:s text:c="6"/>5 <text:s text:c="6"/>10 <text:s text:c="2"/></text:p>
      <text:p text:style-name="P6"/>
      <text:p text:style-name="P6"/>
      <text:p text:style-name="P6"/>
      <text:p text:style-name="P6">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</text:p>
      <text:p text:style-name="P7">| P1 <text:s text:c="3"/>| 0 <text:s text:c="6"/>| 4 <text:s text:c="6"/>| 4 <text:s text:c="6"/>| 4 <text:s text:c="6"/>| 0 <text:s text:c="6"/>| 0 <text:s text:c="6"/>|</text:p>
      <text:p text:style-name="P7">| P2 <text:s text:c="3"/>| 3 <text:s text:c="6"/>| 5 <text:s text:c="6"/>| 10 <text:s text:c="4"/>| 7 <text:s text:c="6"/>| 2 <text:s text:c="6"/>| 2 <text:s text:c="6"/>|</text:p>
      <text:p text:style-name="P7">| P3 <text:s text:c="3"/>| 4 <text:s text:c="6"/>| 1 <text:s text:c="6"/>| 5 <text:s text:c="6"/>| 1 <text:s text:c="6"/>| 0 <text:s text:c="6"/>| 0 <text:s text:c="6"/>|</text:p>
      <text:p text:style-name="P6">---------------------------------------------------------------------</text:p>
      <text:p text:style-name="P6"/>
      <text:p text:style-name="P6">Average Waiting Time <text:s text:c="3"/>: <text:s text:c="6"/>0.67</text:p>
      <text:p text:style-name="P6">Average Response Time <text:s text:c="2"/>: <text:s text:c="6"/>0.67</text:p>
      <text:p text:style-name="P6">---------------------------------------------------------------------</text:p>
      <text:p text:style-name="P6"/>
      <text:p text:style-name="P6"><text:s text:c="16"/>CPU SCHEDULING ALGORITHMS</text:p>
      <text:p text:style-name="P6"/>
      <text:p text:style-name="P6"><text:s text:c="8"/>1. FCFS</text:p>
      <text:p text:style-name="P6"><text:s text:c="8"/>2. SJF</text:p>
      <text:p text:style-name="P6"><text:s text:c="8"/>0. EXIT</text:p>
      <text:p text:style-name="P6"><text:s text:c="8"/>Your Option -&gt; 2</text:p>
      <text:p text:style-name="P6"/>
      <text:p text:style-name="P6"><text:s text:c="8"/>SJF CPU SCHEDULER</text:p>
      <text:p text:style-name="P6"><text:s text:c="8"/>1. PREEMPTIVE</text:p>
      <text:p text:style-name="P6"><text:s text:c="8"/>2. NON-PREEMPTIVE</text:p>
      <text:p text:style-name="P6"><text:s text:c="8"/>Your Option -&gt; 1</text:p>
      <text:p text:style-name="P6"/>
      <text:p text:style-name="P6">Enter the Number of Processes : 7</text:p>
      <text:p text:style-name="P6"/>
      <text:p text:style-name="P6">Enter the Process ID: p1</text:p>
      <text:p text:style-name="P6"/>
      <text:p text:style-name="P6">Enter the Arrival Time of p1: 2</text:p>
      <text:p text:style-name="P6"/>
      <text:p text:style-name="P6">Enter the CPU Burst Time of p1: 3</text:p>
      <text:p text:style-name="P6"/>
      <text:p text:style-name="P6">Enter the Process ID: p2</text:p>
      <text:p text:style-name="P6"/>
      <text:p text:style-name="P6">Enter the Arrival Time of p2: 4</text:p>
      <text:p text:style-name="P6"/>
      <text:p text:style-name="P6">Enter the CPU Burst Time of p2: 2</text:p>
      <text:p text:style-name="P6"/>
      <text:p text:style-name="P6">Enter the Process ID: p3</text:p>
      <text:p text:style-name="P6"><text:soft-page-break/></text:p>
      <text:p text:style-name="P6">Enter the Arrival Time of p3: 5</text:p>
      <text:p text:style-name="P6"/>
      <text:p text:style-name="P6">Enter the CPU Burst Time of p3: 1</text:p>
      <text:p text:style-name="P6"/>
      <text:p text:style-name="P6">Enter the Process ID: p4</text:p>
      <text:p text:style-name="P6"/>
      <text:p text:style-name="P6">Enter the Arrival Time of p4: 7</text:p>
      <text:p text:style-name="P6"/>
      <text:p text:style-name="P6">Enter the CPU Burst Time of p4: 4</text:p>
      <text:p text:style-name="P6"/>
      <text:p text:style-name="P6">Enter the Process ID: p5</text:p>
      <text:p text:style-name="P6"/>
      <text:p text:style-name="P6">Enter the Arrival Time of p5: 9</text:p>
      <text:p text:style-name="P6"/>
      <text:p text:style-name="P6">Enter the CPU Burst Time of p5: 2</text:p>
      <text:p text:style-name="P6"/>
      <text:p text:style-name="P6">Enter the Process ID: p6</text:p>
      <text:p text:style-name="P6"/>
      <text:p text:style-name="P6">Enter the Arrival Time of p6: 15</text:p>
      <text:p text:style-name="P6"/>
      <text:p text:style-name="P6">Enter the CPU Burst Time of p6: 6</text:p>
      <text:p text:style-name="P6"/>
      <text:p text:style-name="P6">Enter the Process ID: p7</text:p>
      <text:p text:style-name="P6"/>
      <text:p text:style-name="P6">Enter the Arrival Time of p7: 16</text:p>
      <text:p text:style-name="P6"/>
      <text:p text:style-name="P6">Enter the CPU Burst Time of p7: 8</text:p>
      <text:p text:style-name="P6"/>
      <text:p text:style-name="P6">Gantt Chart:</text:p>
      <text:p text:style-name="P6">------------------------------------------------------------------------</text:p>
      <text:p text:style-name="P6">| IDLE <text:s/>| p1 <text:s text:c="3"/>| p3 <text:s text:c="3"/>| p2 <text:s text:c="3"/>| p4 <text:s text:c="3"/>| p5 <text:s text:c="3"/>| p4 <text:s text:c="3"/>| p6 <text:s text:c="3"/>| p7 <text:s text:c="3"/>|</text:p>
      <text:p text:style-name="P6">------------------------------------------------------------------------</text:p>
      <text:p text:style-name="P6">0 <text:s text:c="6"/>2 <text:s text:c="6"/>5 <text:s text:c="6"/>6 <text:s text:c="6"/>8 <text:s text:c="6"/>9 <text:s text:c="6"/>11 <text:s text:c="5"/>14 <text:s text:c="5"/>21 <text:s text:c="5"/>29 <text:s text:c="2"/></text:p>
      <text:p text:style-name="P6"/>
      <text:p text:style-name="P6">--------------------------------------------------------------------------------</text:p>
      <text:p text:style-name="P6">| P. ID | A. Time | B. Time | C. Time | T. Time | W. Time | R. Time |</text:p>
      <text:p text:style-name="P6">--------------------------------------------------------------------------------</text:p>
      <text:p text:style-name="P7">| p1 <text:s text:c="3"/>| 2 <text:s text:c="6"/>| 3 <text:s text:c="6"/>| 5 <text:s text:c="6"/>| 3 <text:s text:c="6"/>| 0 <text:s text:c="5"/>| 0 <text:s text:c="6"/>|</text:p>
      <text:p text:style-name="P7">| p2 <text:s text:c="3"/>| 4 <text:s text:c="6"/>| 2 <text:s text:c="6"/>| 8 <text:s text:c="6"/>| 4 <text:s text:c="6"/>| 2 <text:s text:c="5"/>| 2 <text:s text:c="6"/>|</text:p>
      <text:p text:style-name="P7">| p3 <text:s text:c="3"/>| 5 <text:s text:c="6"/>| 1 <text:s text:c="6"/>| 6 <text:s text:c="6"/>| 1 <text:s text:c="6"/>| 0 <text:s text:c="5"/>| 0 <text:s text:c="6"/>|</text:p>
      <text:p text:style-name="P7">| p4 <text:s text:c="3"/>| 7 <text:s text:c="6"/>| 4 <text:s text:c="6"/>| 14 <text:s text:c="4"/>| 7 <text:s text:c="6"/>| 3 <text:s text:c="5"/>| 1 <text:s text:c="6"/>|</text:p>
      <text:p text:style-name="P7">| p5 <text:s text:c="3"/>| 9 <text:s text:c="6"/>| 2 <text:s text:c="6"/>| 11 <text:s text:c="4"/>| 2 <text:s text:c="6"/>| 0 <text:s text:c="5"/>| 0 <text:s text:c="6"/>|</text:p>
      <text:p text:style-name="P7">| p6 <text:s text:c="3"/>| 15 <text:s text:c="4"/>| 6 <text:s text:c="6"/>| 21 <text:s text:c="4"/>| 6 <text:s text:c="6"/>| 0 <text:s text:c="5"/>| 0 <text:s text:c="6"/>|</text:p>
      <text:p text:style-name="P7">| p7 <text:s text:c="3"/>| 16 <text:s text:c="4"/>| 8 <text:s text:c="6"/>| 29 <text:s text:c="4"/>| 13 <text:s text:c="4"/>| 5 <text:s text:c="5"/>| 5 <text:s text:c="6"/>|</text:p>
      <text:p text:style-name="P6">----------------------------------------------------------------------------------</text:p>
      <text:p text:style-name="P6"><text:soft-page-break/>Average Waiting Time <text:s text:c="3"/>: <text:s text:c="6"/>1.43</text:p>
      <text:p text:style-name="P6">Average Response Time <text:s text:c="2"/>: <text:s text:c="6"/>1.14</text:p>
      <text:p text:style-name="P6">---------------------------------------------------------------------</text:p>
      <text:p text:style-name="P6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0T12:11:54.082879887</dc:date>
    <meta:editing-duration>PT7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6" meta:paragraph-count="492" meta:word-count="1927" meta:character-count="15627" meta:non-whitespace-character-count="12506"/>
  </office:meta>
</office:document-meta>
</file>